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ress-ng" table:style-name="ta1">
        <table:shapes>
          <draw:frame draw:z-index="0" draw:style-name="gr1" draw:text-style-name="P1" svg:width="7.9661in" svg:height="5.0551in" svg:x="0in" svg:y="2.9004in">
            <draw:object draw:notify-on-update-of-ranges="'stress-ng'.A1:'stress-ng'.A1 'stress-ng'.D1:'stress-ng'.D1 'stress-ng'.G1:'stress-ng'.G1 'stress-ng'.A15:'stress-ng'.A15 'stress-ng'.D15:'stress-ng'.D15 'stress-ng'.G15:'stress-ng'.G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661in" svg:height="5.0551in" svg:x="0in" svg:y="8.3437in">
            <draw:object draw:notify-on-update-of-ranges="'stress-ng'.A1:'stress-ng'.A1 'stress-ng'.D1:'stress-ng'.D1 'stress-ng'.G1:'stress-ng'.G1 'stress-ng'.B15:'stress-ng'.B15 'stress-ng'.E15:'stress-ng'.E15 'stress-ng'.H15:'stress-ng'.H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 table:number-columns-spanned="3" table:number-rows-spanned="1">
            <text:p>Cacule without autogroup, fair_grou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cule with autogroup, fair_grou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5.8.0-50-lowlatency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bogo ops</text:p>
          </table:table-cell>
          <table:table-cell office:value-type="string" calcext:value-type="string">
            <text:p>bogo ops/s</text:p>
          </table:table-cell>
          <table:table-cell/>
          <table:table-cell office:value-type="string" calcext:value-type="string">
            <text:p>bogo ops</text:p>
          </table:table-cell>
          <table:table-cell office:value-type="string" calcext:value-type="string">
            <text:p>bogo ops/s</text:p>
          </table:table-cell>
          <table:table-cell/>
          <table:table-cell office:value-type="string" calcext:value-type="string">
            <text:p>bogo ops</text:p>
          </table:table-cell>
          <table:table-cell office:value-type="string" calcext:value-type="string">
            <text:p>bogo ops/s</text:p>
          </table:table-cell>
          <table:table-cell/>
        </table:table-row>
        <table:table-row table:style-name="ro1">
          <table:table-cell office:value-type="float" office:value="79554" calcext:value-type="float">
            <text:p>79554</text:p>
          </table:table-cell>
          <table:table-cell office:value-type="float" office:value="662.89" calcext:value-type="float">
            <text:p>662.89</text:p>
          </table:table-cell>
          <table:table-cell/>
          <table:table-cell office:value-type="float" office:value="79453" calcext:value-type="float">
            <text:p>79453</text:p>
          </table:table-cell>
          <table:table-cell office:value-type="float" office:value="661.95" calcext:value-type="float">
            <text:p>661.95</text:p>
          </table:table-cell>
          <table:table-cell/>
          <table:table-cell office:value-type="float" office:value="79081" calcext:value-type="float">
            <text:p>79081</text:p>
          </table:table-cell>
          <table:table-cell office:value-type="float" office:value="658.75" calcext:value-type="float">
            <text:p>658.75</text:p>
          </table:table-cell>
          <table:table-cell/>
        </table:table-row>
        <table:table-row table:style-name="ro1">
          <table:table-cell office:value-type="float" office:value="79261" calcext:value-type="float">
            <text:p>79261</text:p>
          </table:table-cell>
          <table:table-cell office:value-type="float" office:value="660.34" calcext:value-type="float">
            <text:p>660.34</text:p>
          </table:table-cell>
          <table:table-cell/>
          <table:table-cell office:value-type="float" office:value="78991" calcext:value-type="float">
            <text:p>78991</text:p>
          </table:table-cell>
          <table:table-cell office:value-type="float" office:value="657.9" calcext:value-type="float">
            <text:p>657.9</text:p>
          </table:table-cell>
          <table:table-cell/>
          <table:table-cell office:value-type="float" office:value="79124" calcext:value-type="float">
            <text:p>79124</text:p>
          </table:table-cell>
          <table:table-cell office:value-type="float" office:value="659.15" calcext:value-type="float">
            <text:p>659.15</text:p>
          </table:table-cell>
          <table:table-cell/>
        </table:table-row>
        <table:table-row table:style-name="ro1">
          <table:table-cell office:value-type="float" office:value="79625" calcext:value-type="float">
            <text:p>79625</text:p>
          </table:table-cell>
          <table:table-cell office:value-type="float" office:value="663.32" calcext:value-type="float">
            <text:p>663.32</text:p>
          </table:table-cell>
          <table:table-cell/>
          <table:table-cell office:value-type="float" office:value="79006" calcext:value-type="float">
            <text:p>79006</text:p>
          </table:table-cell>
          <table:table-cell office:value-type="float" office:value="658.19" calcext:value-type="float">
            <text:p>658.19</text:p>
          </table:table-cell>
          <table:table-cell/>
          <table:table-cell office:value-type="float" office:value="79828" calcext:value-type="float">
            <text:p>79828</text:p>
          </table:table-cell>
          <table:table-cell office:value-type="float" office:value="665.19" calcext:value-type="float">
            <text:p>665.19</text:p>
          </table:table-cell>
          <table:table-cell/>
        </table:table-row>
        <table:table-row table:style-name="ro1">
          <table:table-cell office:value-type="float" office:value="79171" calcext:value-type="float">
            <text:p>79171</text:p>
          </table:table-cell>
          <table:table-cell office:value-type="float" office:value="659.61" calcext:value-type="float">
            <text:p>659.61</text:p>
          </table:table-cell>
          <table:table-cell/>
          <table:table-cell office:value-type="float" office:value="78985" calcext:value-type="float">
            <text:p>78985</text:p>
          </table:table-cell>
          <table:table-cell office:value-type="float" office:value="657.89" calcext:value-type="float">
            <text:p>657.89</text:p>
          </table:table-cell>
          <table:table-cell/>
          <table:table-cell office:value-type="float" office:value="79387" calcext:value-type="float">
            <text:p>79387</text:p>
          </table:table-cell>
          <table:table-cell office:value-type="float" office:value="661.4" calcext:value-type="float">
            <text:p>661.4</text:p>
          </table:table-cell>
          <table:table-cell/>
        </table:table-row>
        <table:table-row table:style-name="ro1">
          <table:table-cell office:value-type="float" office:value="79277" calcext:value-type="float">
            <text:p>79277</text:p>
          </table:table-cell>
          <table:table-cell office:value-type="float" office:value="660.51" calcext:value-type="float">
            <text:p>660.51</text:p>
          </table:table-cell>
          <table:table-cell/>
          <table:table-cell office:value-type="float" office:value="79282" calcext:value-type="float">
            <text:p>79282</text:p>
          </table:table-cell>
          <table:table-cell office:value-type="float" office:value="660.48" calcext:value-type="float">
            <text:p>660.48</text:p>
          </table:table-cell>
          <table:table-cell/>
          <table:table-cell office:value-type="float" office:value="79293" calcext:value-type="float">
            <text:p>79293</text:p>
          </table:table-cell>
          <table:table-cell office:value-type="float" office:value="660.64" calcext:value-type="float">
            <text:p>660.64</text:p>
          </table:table-cell>
          <table:table-cell/>
        </table:table-row>
        <table:table-row table:style-name="ro1">
          <table:table-cell office:value-type="float" office:value="79332" calcext:value-type="float">
            <text:p>79332</text:p>
          </table:table-cell>
          <table:table-cell office:value-type="float" office:value="661.02" calcext:value-type="float">
            <text:p>661.02</text:p>
          </table:table-cell>
          <table:table-cell/>
          <table:table-cell office:value-type="float" office:value="78787" calcext:value-type="float">
            <text:p>78787</text:p>
          </table:table-cell>
          <table:table-cell office:value-type="float" office:value="656.41" calcext:value-type="float">
            <text:p>656.41</text:p>
          </table:table-cell>
          <table:table-cell/>
          <table:table-cell office:value-type="float" office:value="79400" calcext:value-type="float">
            <text:p>79400</text:p>
          </table:table-cell>
          <table:table-cell office:value-type="float" office:value="661.42" calcext:value-type="float">
            <text:p>661.42</text:p>
          </table:table-cell>
          <table:table-cell/>
        </table:table-row>
        <table:table-row table:style-name="ro1">
          <table:table-cell office:value-type="float" office:value="79218" calcext:value-type="float">
            <text:p>79218</text:p>
          </table:table-cell>
          <table:table-cell office:value-type="float" office:value="660.05" calcext:value-type="float">
            <text:p>660.05</text:p>
          </table:table-cell>
          <table:table-cell/>
          <table:table-cell office:value-type="float" office:value="80094" calcext:value-type="float">
            <text:p>80094</text:p>
          </table:table-cell>
          <table:table-cell office:value-type="float" office:value="667.26" calcext:value-type="float">
            <text:p>667.26</text:p>
          </table:table-cell>
          <table:table-cell/>
          <table:table-cell office:value-type="float" office:value="79268" calcext:value-type="float">
            <text:p>79268</text:p>
          </table:table-cell>
          <table:table-cell office:value-type="float" office:value="660.27" calcext:value-type="float">
            <text:p>660.27</text:p>
          </table:table-cell>
          <table:table-cell/>
        </table:table-row>
        <table:table-row table:style-name="ro1">
          <table:table-cell office:value-type="float" office:value="79578" calcext:value-type="float">
            <text:p>79578</text:p>
          </table:table-cell>
          <table:table-cell office:value-type="float" office:value="662.9" calcext:value-type="float">
            <text:p>662.9</text:p>
          </table:table-cell>
          <table:table-cell/>
          <table:table-cell office:value-type="float" office:value="79435" calcext:value-type="float">
            <text:p>79435</text:p>
          </table:table-cell>
          <table:table-cell office:value-type="float" office:value="661.75" calcext:value-type="float">
            <text:p>661.75</text:p>
          </table:table-cell>
          <table:table-cell/>
          <table:table-cell office:value-type="float" office:value="78961" calcext:value-type="float">
            <text:p>78961</text:p>
          </table:table-cell>
          <table:table-cell office:value-type="float" office:value="657.76" calcext:value-type="float">
            <text:p>657.76</text:p>
          </table:table-cell>
          <table:table-cell/>
        </table:table-row>
        <table:table-row table:style-name="ro1">
          <table:table-cell office:value-type="float" office:value="80085" calcext:value-type="float">
            <text:p>80085</text:p>
          </table:table-cell>
          <table:table-cell office:value-type="float" office:value="667.07" calcext:value-type="float">
            <text:p>667.07</text:p>
          </table:table-cell>
          <table:table-cell/>
          <table:table-cell office:value-type="float" office:value="79760" calcext:value-type="float">
            <text:p>79760</text:p>
          </table:table-cell>
          <table:table-cell office:value-type="float" office:value="664.6" calcext:value-type="float">
            <text:p>664.6</text:p>
          </table:table-cell>
          <table:table-cell/>
          <table:table-cell office:value-type="float" office:value="79359" calcext:value-type="float">
            <text:p>79359</text:p>
          </table:table-cell>
          <table:table-cell office:value-type="float" office:value="661.2" calcext:value-type="float">
            <text:p>661.2</text:p>
          </table:table-cell>
          <table:table-cell/>
        </table:table-row>
        <table:table-row table:style-name="ro1">
          <table:table-cell office:value-type="float" office:value="79930" calcext:value-type="float">
            <text:p>79930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float" office:value="79867" calcext:value-type="float">
            <text:p>79867</text:p>
          </table:table-cell>
          <table:table-cell office:value-type="float" office:value="665.37" calcext:value-type="float">
            <text:p>665.37</text:p>
          </table:table-cell>
          <table:table-cell/>
          <table:table-cell office:value-type="float" office:value="78828" calcext:value-type="float">
            <text:p>78828</text:p>
          </table:table-cell>
          <table:table-cell office:value-type="float" office:value="656.73" calcext:value-type="float">
            <text:p>656.73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formula="of:=AVERAGE([.A3:.A12])" office:value-type="float" office:value="79503.1" calcext:value-type="float">
            <text:p>79503.1</text:p>
          </table:table-cell>
          <table:table-cell table:formula="of:=AVERAGE([.B3:.B12])" office:value-type="float" office:value="662.371" calcext:value-type="float">
            <text:p>662.371</text:p>
          </table:table-cell>
          <table:table-cell/>
          <table:table-cell table:formula="of:=AVERAGE([.D3:.D12])" office:value-type="float" office:value="79366" calcext:value-type="float">
            <text:p>79366</text:p>
          </table:table-cell>
          <table:table-cell table:formula="of:=AVERAGE([.E3:.E12])" office:value-type="float" office:value="661.18" calcext:value-type="float">
            <text:p>661.18</text:p>
          </table:table-cell>
          <table:table-cell/>
          <table:table-cell table:formula="of:=AVERAGE([.G3:.G12])" office:value-type="float" office:value="79252.9" calcext:value-type="float">
            <text:p>79252.9</text:p>
          </table:table-cell>
          <table:table-cell table:formula="of:=AVERAGE([.H3:.H12])" office:value-type="float" office:value="660.251" calcext:value-type="float">
            <text:p>660.251</text:p>
          </table:table-cell>
          <table:table-cell/>
        </table:table-row>
      </table:table>
      <table:table table:name="python" table:style-name="ta1">
        <table:shapes>
          <draw:frame draw:z-index="0" draw:style-name="gr1" draw:text-style-name="P1" svg:width="8.8378in" svg:height="4.9709in" svg:x="0in" svg:y="2.9366in">
            <draw:object draw:notify-on-update-of-ranges="python.A1:python.A1 python.B16:python.B16 python.D1:python.D1 python.E16:python.E16 python.G1:python.G1 python.H16:python.H16 python.J1:python.J1 python.K16:python.K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 table:number-columns-spanned="3" table:number-rows-spanned="1">
            <text:p>Cacule without autogroup, fair_grou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cule with autogroup, fair_group</text:p>
          </table:table-cell>
          <table:covered-table-cell table:number-columns-repeated="2"/>
          <table:table-cell office:value-type="string" calcext:value-type="string" table:number-columns-spanned="3" table:number-rows-spanned="1">
            <text:p>5.8.0-50-lowlatency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cule RWU without autogroup, fair_grou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float" office:value="0.954250294989834" calcext:value-type="float">
            <text:p>0.954250294989834</text:p>
          </table:table-cell>
          <table:table-cell office:value-type="float" office:value="0.0203031977657411" calcext:value-type="float">
            <text:p>0.020303197765741</text:p>
          </table:table-cell>
          <table:table-cell/>
          <table:table-cell office:value-type="float" office:value="0.53054189100294" calcext:value-type="float">
            <text:p>0.53054189100294</text:p>
          </table:table-cell>
          <table:table-cell office:value-type="float" office:value="0.0112881253404881" calcext:value-type="float">
            <text:p>0.011288125340488</text:p>
          </table:table-cell>
          <table:table-cell/>
          <table:table-cell office:value-type="float" office:value="1.56992693099619" calcext:value-type="float">
            <text:p>1.56992693099619</text:p>
          </table:table-cell>
          <table:table-cell office:value-type="float" office:value="0.0334027006594934" calcext:value-type="float">
            <text:p>0.033402700659493</text:p>
          </table:table-cell>
          <table:table-cell/>
          <table:table-cell office:value-type="float" office:value="0.598111121999864" calcext:value-type="float">
            <text:p>0.598111121999864</text:p>
          </table:table-cell>
          <table:table-cell office:value-type="float" office:value="0.0130024156956492" calcext:value-type="float">
            <text:p>0.013002415695649</text:p>
          </table:table-cell>
          <table:table-cell/>
        </table:table-row>
        <table:table-row table:style-name="ro1">
          <table:table-cell office:value-type="float" office:value="0.950248330987961" calcext:value-type="float">
            <text:p>0.950248330987961</text:p>
          </table:table-cell>
          <table:table-cell office:value-type="float" office:value="0.0206575724127818" calcext:value-type="float">
            <text:p>0.020657572412782</text:p>
          </table:table-cell>
          <table:table-cell/>
          <table:table-cell office:value-type="float" office:value="0.834880430000339" calcext:value-type="float">
            <text:p>0.834880430000339</text:p>
          </table:table-cell>
          <table:table-cell office:value-type="float" office:value="0.0177634134042625" calcext:value-type="float">
            <text:p>0.017763413404263</text:p>
          </table:table-cell>
          <table:table-cell/>
          <table:table-cell office:value-type="float" office:value="1.59689465800329" calcext:value-type="float">
            <text:p>1.59689465800329</text:p>
          </table:table-cell>
          <table:table-cell office:value-type="float" office:value="0.0339764820851765" calcext:value-type="float">
            <text:p>0.033976482085177</text:p>
          </table:table-cell>
          <table:table-cell/>
          <table:table-cell office:value-type="float" office:value="0.614225837999584" calcext:value-type="float">
            <text:p>0.614225837999584</text:p>
          </table:table-cell>
          <table:table-cell office:value-type="float" office:value="0.013068634851055" calcext:value-type="float">
            <text:p>0.013068634851055</text:p>
          </table:table-cell>
          <table:table-cell/>
        </table:table-row>
        <table:table-row table:style-name="ro1">
          <table:table-cell office:value-type="float" office:value="0.57173777800017" calcext:value-type="float">
            <text:p>0.57173777800017</text:p>
          </table:table-cell>
          <table:table-cell office:value-type="float" office:value="0.0121646335744717" calcext:value-type="float">
            <text:p>0.012164633574472</text:p>
          </table:table-cell>
          <table:table-cell/>
          <table:table-cell office:value-type="float" office:value="0.791537628001606" calcext:value-type="float">
            <text:p>0.791537628001606</text:p>
          </table:table-cell>
          <table:table-cell office:value-type="float" office:value="0.0168412261276938" calcext:value-type="float">
            <text:p>0.016841226127694</text:p>
          </table:table-cell>
          <table:table-cell/>
          <table:table-cell office:value-type="float" office:value="1.67342761600048" calcext:value-type="float">
            <text:p>1.67342761600048</text:p>
          </table:table-cell>
          <table:table-cell office:value-type="float" office:value="0.0356048428936273" calcext:value-type="float">
            <text:p>0.035604842893627</text:p>
          </table:table-cell>
          <table:table-cell/>
          <table:table-cell office:value-type="float" office:value="0.602793985999142" calcext:value-type="float">
            <text:p>0.602793985999142</text:p>
          </table:table-cell>
          <table:table-cell office:value-type="float" office:value="0.0131042170869379" calcext:value-type="float">
            <text:p>0.013104217086938</text:p>
          </table:table-cell>
          <table:table-cell/>
        </table:table-row>
        <table:table-row table:style-name="ro1">
          <table:table-cell office:value-type="float" office:value="0.690313782996782" calcext:value-type="float">
            <text:p>0.690313782996782</text:p>
          </table:table-cell>
          <table:table-cell office:value-type="float" office:value="0.0146875272978039" calcext:value-type="float">
            <text:p>0.014687527297804</text:p>
          </table:table-cell>
          <table:table-cell/>
          <table:table-cell office:value-type="float" office:value="1.03424102700228" calcext:value-type="float">
            <text:p>1.03424102700228</text:p>
          </table:table-cell>
          <table:table-cell office:value-type="float" office:value="0.0220051282340911" calcext:value-type="float">
            <text:p>0.022005128234091</text:p>
          </table:table-cell>
          <table:table-cell/>
          <table:table-cell office:value-type="float" office:value="1.65182484499655" calcext:value-type="float">
            <text:p>1.65182484499655</text:p>
          </table:table-cell>
          <table:table-cell office:value-type="float" office:value="0.0351452094680118" calcext:value-type="float">
            <text:p>0.035145209468012</text:p>
          </table:table-cell>
          <table:table-cell/>
          <table:table-cell office:value-type="float" office:value="0.620179638999616" calcext:value-type="float">
            <text:p>0.620179638999616</text:p>
          </table:table-cell>
          <table:table-cell office:value-type="float" office:value="0.0131953114680769" calcext:value-type="float">
            <text:p>0.013195311468077</text:p>
          </table:table-cell>
          <table:table-cell/>
        </table:table-row>
        <table:table-row table:style-name="ro1">
          <table:table-cell office:value-type="float" office:value="0.965230131999306" calcext:value-type="float">
            <text:p>0.965230131999306</text:p>
          </table:table-cell>
          <table:table-cell office:value-type="float" office:value="0.0205368113191342" calcext:value-type="float">
            <text:p>0.020536811319134</text:p>
          </table:table-cell>
          <table:table-cell/>
          <table:table-cell office:value-type="float" office:value="0.826319263000187" calcext:value-type="float">
            <text:p>0.826319263000187</text:p>
          </table:table-cell>
          <table:table-cell office:value-type="float" office:value="0.0175812609148976" calcext:value-type="float">
            <text:p>0.017581260914898</text:p>
          </table:table-cell>
          <table:table-cell/>
          <table:table-cell office:value-type="float" office:value="1.77805693299615" calcext:value-type="float">
            <text:p>1.77805693299615</text:p>
          </table:table-cell>
          <table:table-cell office:value-type="float" office:value="0.0378309985743862" calcext:value-type="float">
            <text:p>0.037830998574386</text:p>
          </table:table-cell>
          <table:table-cell/>
          <table:table-cell office:value-type="float" office:value="0.61470421499962" calcext:value-type="float">
            <text:p>0.61470421499962</text:p>
          </table:table-cell>
          <table:table-cell office:value-type="float" office:value="0.0130788130850983" calcext:value-type="float">
            <text:p>0.013078813085098</text:p>
          </table:table-cell>
          <table:table-cell/>
        </table:table-row>
        <table:table-row table:style-name="ro1">
          <table:table-cell office:value-type="float" office:value="0.563387670001248" calcext:value-type="float">
            <text:p>0.563387670001248</text:p>
          </table:table-cell>
          <table:table-cell office:value-type="float" office:value="0.0119869717021542" calcext:value-type="float">
            <text:p>0.011986971702154</text:p>
          </table:table-cell>
          <table:table-cell/>
          <table:table-cell office:value-type="float" office:value="1.04994560599607" calcext:value-type="float">
            <text:p>1.04994560599607</text:p>
          </table:table-cell>
          <table:table-cell office:value-type="float" office:value="0.0223392682126824" calcext:value-type="float">
            <text:p>0.022339268212682</text:p>
          </table:table-cell>
          <table:table-cell/>
          <table:table-cell office:value-type="float" office:value="1.49425850800344" calcext:value-type="float">
            <text:p>1.49425850800344</text:p>
          </table:table-cell>
          <table:table-cell office:value-type="float" office:value="0.0317927342128392" calcext:value-type="float">
            <text:p>0.031792734212839</text:p>
          </table:table-cell>
          <table:table-cell/>
          <table:table-cell office:value-type="float" office:value="0.607601024998985" calcext:value-type="float">
            <text:p>0.607601024998985</text:p>
          </table:table-cell>
          <table:table-cell office:value-type="float" office:value="0.0129276813829571" calcext:value-type="float">
            <text:p>0.012927681382957</text:p>
          </table:table-cell>
          <table:table-cell/>
        </table:table-row>
        <table:table-row table:style-name="ro1">
          <table:table-cell office:value-type="float" office:value="0.561281608996978" calcext:value-type="float">
            <text:p>0.561281608996978</text:p>
          </table:table-cell>
          <table:table-cell office:value-type="float" office:value="0.0119421618935527" calcext:value-type="float">
            <text:p>0.011942161893553</text:p>
          </table:table-cell>
          <table:table-cell/>
          <table:table-cell office:value-type="float" office:value="0.830342175002443" calcext:value-type="float">
            <text:p>0.830342175002443</text:p>
          </table:table-cell>
          <table:table-cell office:value-type="float" office:value="0.017666854787286" calcext:value-type="float">
            <text:p>0.017666854787286</text:p>
          </table:table-cell>
          <table:table-cell/>
          <table:table-cell office:value-type="float" office:value="1.66969096699631" calcext:value-type="float">
            <text:p>1.66969096699631</text:p>
          </table:table-cell>
          <table:table-cell office:value-type="float" office:value="0.0355253397233258" calcext:value-type="float">
            <text:p>0.035525339723326</text:p>
          </table:table-cell>
          <table:table-cell/>
          <table:table-cell office:value-type="float" office:value="0.593603153000004" calcext:value-type="float">
            <text:p>0.593603153000004</text:p>
          </table:table-cell>
          <table:table-cell office:value-type="float" office:value="0.0129044163695653" calcext:value-type="float">
            <text:p>0.012904416369565</text:p>
          </table:table-cell>
          <table:table-cell/>
        </table:table-row>
        <table:table-row table:style-name="ro1">
          <table:table-cell office:value-type="float" office:value="1.04846737900243" calcext:value-type="float">
            <text:p>1.04846737900243</text:p>
          </table:table-cell>
          <table:table-cell office:value-type="float" office:value="0.0223078165745198" calcext:value-type="float">
            <text:p>0.02230781657452</text:p>
          </table:table-cell>
          <table:table-cell/>
          <table:table-cell office:value-type="float" office:value="0.885192887001722" calcext:value-type="float">
            <text:p>0.885192887001722</text:p>
          </table:table-cell>
          <table:table-cell office:value-type="float" office:value="0.0188338912128026" calcext:value-type="float">
            <text:p>0.018833891212803</text:p>
          </table:table-cell>
          <table:table-cell/>
          <table:table-cell office:value-type="float" office:value="1.40436626399969" calcext:value-type="float">
            <text:p>1.40436626399969</text:p>
          </table:table-cell>
          <table:table-cell office:value-type="float" office:value="0.0298801332765892" calcext:value-type="float">
            <text:p>0.029880133276589</text:p>
          </table:table-cell>
          <table:table-cell/>
          <table:table-cell office:value-type="float" office:value="0.616445023996675" calcext:value-type="float">
            <text:p>0.616445023996675</text:p>
          </table:table-cell>
          <table:table-cell office:value-type="float" office:value="0.0131158515743974" calcext:value-type="float">
            <text:p>0.013115851574397</text:p>
          </table:table-cell>
          <table:table-cell/>
        </table:table-row>
        <table:table-row table:style-name="ro1">
          <table:table-cell office:value-type="float" office:value="0.577987008998207" calcext:value-type="float">
            <text:p>0.577987008998207</text:p>
          </table:table-cell>
          <table:table-cell office:value-type="float" office:value="0.0122975959361321" calcext:value-type="float">
            <text:p>0.012297595936132</text:p>
          </table:table-cell>
          <table:table-cell/>
          <table:table-cell office:value-type="float" office:value="0.704727008002919" calcext:value-type="float">
            <text:p>0.704727008002919</text:p>
          </table:table-cell>
          <table:table-cell office:value-type="float" office:value="0.0149941916596366" calcext:value-type="float">
            <text:p>0.014994191659637</text:p>
          </table:table-cell>
          <table:table-cell/>
          <table:table-cell office:value-type="float" office:value="1.77697885699899" calcext:value-type="float">
            <text:p>1.77697885699899</text:p>
          </table:table-cell>
          <table:table-cell office:value-type="float" office:value="0.0386299751521521" calcext:value-type="float">
            <text:p>0.038629975152152</text:p>
          </table:table-cell>
          <table:table-cell/>
          <table:table-cell office:value-type="float" office:value="0.612273288001006" calcext:value-type="float">
            <text:p>0.612273288001006</text:p>
          </table:table-cell>
          <table:table-cell office:value-type="float" office:value="0.013027091234064" calcext:value-type="float">
            <text:p>0.013027091234064</text:p>
          </table:table-cell>
          <table:table-cell/>
        </table:table-row>
        <table:table-row table:style-name="ro1">
          <table:table-cell office:value-type="float" office:value="0.878121980998003" calcext:value-type="float">
            <text:p>0.878121980998003</text:p>
          </table:table-cell>
          <table:table-cell office:value-type="float" office:value="0.0186834464042128" calcext:value-type="float">
            <text:p>0.018683446404213</text:p>
          </table:table-cell>
          <table:table-cell/>
          <table:table-cell office:value-type="float" office:value="0.654101249997439" calcext:value-type="float">
            <text:p>0.654101249997439</text:p>
          </table:table-cell>
          <table:table-cell office:value-type="float" office:value="0.0142195923912487" calcext:value-type="float">
            <text:p>0.014219592391249</text:p>
          </table:table-cell>
          <table:table-cell/>
          <table:table-cell office:value-type="float" office:value="1.5722692979989" calcext:value-type="float">
            <text:p>1.5722692979989</text:p>
          </table:table-cell>
          <table:table-cell office:value-type="float" office:value="0.0334525382552958" calcext:value-type="float">
            <text:p>0.033452538255296</text:p>
          </table:table-cell>
          <table:table-cell/>
          <table:table-cell office:value-type="float" office:value="0.6129094120015" calcext:value-type="float">
            <text:p>0.6129094120015</text:p>
          </table:table-cell>
          <table:table-cell office:value-type="float" office:value="0.013040625787266" calcext:value-type="float">
            <text:p>0.013040625787266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formula="of:=AVERAGE([.A3:.A12])" office:value-type="float" office:value="0.776102596697092" calcext:value-type="float">
            <text:p>0.776102596697092</text:p>
          </table:table-cell>
          <table:table-cell table:formula="of:=AVERAGE([.B3:.B12])" office:value-type="float" office:value="0.0165567734880504" calcext:value-type="float">
            <text:p>0.016556773488051</text:p>
          </table:table-cell>
          <table:table-cell/>
          <table:table-cell table:formula="of:=AVERAGE([.D3:.D12])" office:value-type="float" office:value="0.814182916500794" calcext:value-type="float">
            <text:p>0.814182916500794</text:p>
          </table:table-cell>
          <table:table-cell table:formula="of:=AVERAGE([.E3:.E12])" office:value-type="float" office:value="0.0173532952285089" calcext:value-type="float">
            <text:p>0.017353295228509</text:p>
          </table:table-cell>
          <table:table-cell/>
          <table:table-cell table:formula="of:=AVERAGE([.G3:.G12])" office:value-type="float" office:value="1.618769487699" calcext:value-type="float">
            <text:p>1.618769487699</text:p>
          </table:table-cell>
          <table:table-cell table:formula="of:=AVERAGE([.H3:.H12])" office:value-type="float" office:value="0.0345240954300897" calcext:value-type="float">
            <text:p>0.03452409543009</text:p>
          </table:table-cell>
          <table:table-cell/>
          <table:table-cell table:formula="of:=AVERAGE([.J3:.J12])" office:value-type="float" office:value="0.6092846701996" calcext:value-type="float">
            <text:p>0.6092846701996</text:p>
          </table:table-cell>
          <table:table-cell table:formula="of:=AVERAGE([.K3:.K12])" office:value-type="float" office:value="0.0130465058535067" calcext:value-type="float">
            <text:p>0.013046505853507</text:p>
          </table:table-cell>
          <table:table-cell/>
        </table:table-row>
        <table:table-row table:style-name="ro1">
          <table:table-cell office:value-type="string" calcext:value-type="string">
            <text:p>ms:</text:p>
          </table:table-cell>
          <table:table-cell table:formula="of:=[.B15]*1000" office:value-type="float" office:value="16.5567734880504" calcext:value-type="float">
            <text:p>16.5567734880504</text:p>
          </table:table-cell>
          <table:table-cell/>
          <table:table-cell office:value-type="string" calcext:value-type="string">
            <text:p>ms:</text:p>
          </table:table-cell>
          <table:table-cell table:formula="of:=[.E15]*1000" office:value-type="float" office:value="17.3532952285089" calcext:value-type="float">
            <text:p>17.3532952285089</text:p>
          </table:table-cell>
          <table:table-cell/>
          <table:table-cell office:value-type="string" calcext:value-type="string">
            <text:p>ms:</text:p>
          </table:table-cell>
          <table:table-cell table:formula="of:=[.H15]*1000" office:value-type="float" office:value="34.5240954300897" calcext:value-type="float">
            <text:p>34.5240954300897</text:p>
          </table:table-cell>
          <table:table-cell/>
          <table:table-cell office:value-type="string" calcext:value-type="string">
            <text:p>ms:</text:p>
          </table:table-cell>
          <table:table-cell table:formula="of:=[.K15]*1000" office:value-type="float" office:value="13.0465058535067" calcext:value-type="float">
            <text:p>13.0465058535067</text:p>
          </table:table-cell>
          <table:table-cell/>
        </table:table-row>
      </table:table>
      <table:table table:name="go" table:style-name="ta1">
        <table:shapes>
          <draw:frame draw:z-index="0" draw:style-name="gr1" draw:text-style-name="P1" svg:width="8.811in" svg:height="3.6398in" svg:x="0in" svg:y="3.0953in">
            <draw:object draw:notify-on-update-of-ranges="go.A1:go.A1 go.B16:go.B16 go.D1:go.D1 go.E16:go.E16 go.G1:go.G1 go.H16:go.H16 go.J1:go.J1 go.K16:go.K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 table:number-columns-spanned="3" table:number-rows-spanned="1">
            <text:p>cacule (-autogroup), (-fair_group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cule (+autogroup), (+fair_group)</text:p>
          </table:table-cell>
          <table:covered-table-cell table:number-columns-repeated="2"/>
          <table:table-cell office:value-type="string" calcext:value-type="string" table:number-columns-spanned="3" table:number-rows-spanned="1">
            <text:p>5.8.0-50-lowlatency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acule RWU without autogroup, fair_group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office:value-type="float" office:value="7.453327712" calcext:value-type="float">
            <text:p>7.453327712</text:p>
          </table:table-cell>
          <table:table-cell office:value-type="float" office:value="0.169393811" calcext:value-type="float">
            <text:p>0.169393811</text:p>
          </table:table-cell>
          <table:table-cell/>
          <table:table-cell office:value-type="float" office:value="8.154080244" calcext:value-type="float">
            <text:p>8.154080244</text:p>
          </table:table-cell>
          <table:table-cell office:value-type="float" office:value="0.185320005" calcext:value-type="float">
            <text:p>0.185320005</text:p>
          </table:table-cell>
          <table:table-cell/>
          <table:table-cell office:value-type="float" office:value="9.722303519" calcext:value-type="float">
            <text:p>9.722303519</text:p>
          </table:table-cell>
          <table:table-cell office:value-type="float" office:value="0.231483417" calcext:value-type="float">
            <text:p>0.231483417</text:p>
          </table:table-cell>
          <table:table-cell/>
          <table:table-cell office:value-type="float" office:value="6.34708068" calcext:value-type="float">
            <text:p>6.34708068</text:p>
          </table:table-cell>
          <table:table-cell office:value-type="float" office:value="0.144251833" calcext:value-type="float">
            <text:p>0.144251833</text:p>
          </table:table-cell>
          <table:table-cell/>
        </table:table-row>
        <table:table-row table:style-name="ro1">
          <table:table-cell office:value-type="float" office:value="8.023388763" calcext:value-type="float">
            <text:p>8.023388763</text:p>
          </table:table-cell>
          <table:table-cell office:value-type="float" office:value="0.186590436" calcext:value-type="float">
            <text:p>0.186590436</text:p>
          </table:table-cell>
          <table:table-cell/>
          <table:table-cell office:value-type="float" office:value="7.611006922" calcext:value-type="float">
            <text:p>7.611006922</text:p>
          </table:table-cell>
          <table:table-cell office:value-type="float" office:value="0.17297743" calcext:value-type="float">
            <text:p>0.17297743</text:p>
          </table:table-cell>
          <table:table-cell/>
          <table:table-cell office:value-type="float" office:value="11.880111744" calcext:value-type="float">
            <text:p>11.880111744</text:p>
          </table:table-cell>
          <table:table-cell office:value-type="float" office:value="0.282859803" calcext:value-type="float">
            <text:p>0.282859803</text:p>
          </table:table-cell>
          <table:table-cell/>
          <table:table-cell office:value-type="float" office:value="6.260379096" calcext:value-type="float">
            <text:p>6.260379096</text:p>
          </table:table-cell>
          <table:table-cell office:value-type="float" office:value="0.142281343" calcext:value-type="float">
            <text:p>0.142281343</text:p>
          </table:table-cell>
          <table:table-cell/>
        </table:table-row>
        <table:table-row table:style-name="ro1">
          <table:table-cell office:value-type="float" office:value="8.671143382" calcext:value-type="float">
            <text:p>8.671143382</text:p>
          </table:table-cell>
          <table:table-cell office:value-type="float" office:value="0.201654497" calcext:value-type="float">
            <text:p>0.201654497</text:p>
          </table:table-cell>
          <table:table-cell/>
          <table:table-cell office:value-type="float" office:value="8.276176116" calcext:value-type="float">
            <text:p>8.276176116</text:p>
          </table:table-cell>
          <table:table-cell office:value-type="float" office:value="0.188094911" calcext:value-type="float">
            <text:p>0.188094911</text:p>
          </table:table-cell>
          <table:table-cell/>
          <table:table-cell office:value-type="float" office:value="10.060844469" calcext:value-type="float">
            <text:p>10.060844469</text:p>
          </table:table-cell>
          <table:table-cell office:value-type="float" office:value="0.239543915" calcext:value-type="float">
            <text:p>0.239543915</text:p>
          </table:table-cell>
          <table:table-cell/>
          <table:table-cell office:value-type="float" office:value="6.451781609" calcext:value-type="float">
            <text:p>6.451781609</text:p>
          </table:table-cell>
          <table:table-cell office:value-type="float" office:value="0.1466314" calcext:value-type="float">
            <text:p>0.1466314</text:p>
          </table:table-cell>
          <table:table-cell/>
        </table:table-row>
        <table:table-row table:style-name="ro1">
          <table:table-cell office:value-type="float" office:value="7.397064936" calcext:value-type="float">
            <text:p>7.397064936</text:p>
          </table:table-cell>
          <table:table-cell office:value-type="float" office:value="0.168115112" calcext:value-type="float">
            <text:p>0.168115112</text:p>
          </table:table-cell>
          <table:table-cell/>
          <table:table-cell office:value-type="float" office:value="7.698948105" calcext:value-type="float">
            <text:p>7.698948105</text:p>
          </table:table-cell>
          <table:table-cell office:value-type="float" office:value="0.174976093" calcext:value-type="float">
            <text:p>0.174976093</text:p>
          </table:table-cell>
          <table:table-cell/>
          <table:table-cell office:value-type="float" office:value="12.747596438" calcext:value-type="float">
            <text:p>12.747596438</text:p>
          </table:table-cell>
          <table:table-cell office:value-type="float" office:value="0.310916986" calcext:value-type="float">
            <text:p>0.310916986</text:p>
          </table:table-cell>
          <table:table-cell/>
          <table:table-cell office:value-type="float" office:value="6.208118838" calcext:value-type="float">
            <text:p>6.208118838</text:p>
          </table:table-cell>
          <table:table-cell office:value-type="float" office:value="0.141093609" calcext:value-type="float">
            <text:p>0.141093609</text:p>
          </table:table-cell>
          <table:table-cell/>
        </table:table-row>
        <table:table-row table:style-name="ro1">
          <table:table-cell office:value-type="float" office:value="7.958192893" calcext:value-type="float">
            <text:p>7.958192893</text:p>
          </table:table-cell>
          <table:table-cell office:value-type="float" office:value="0.18086802" calcext:value-type="float">
            <text:p>0.18086802</text:p>
          </table:table-cell>
          <table:table-cell/>
          <table:table-cell office:value-type="float" office:value="7.389356417" calcext:value-type="float">
            <text:p>7.389356417</text:p>
          </table:table-cell>
          <table:table-cell office:value-type="float" office:value="0.167939918" calcext:value-type="float">
            <text:p>0.167939918</text:p>
          </table:table-cell>
          <table:table-cell/>
          <table:table-cell office:value-type="float" office:value="10.015485965" calcext:value-type="float">
            <text:p>10.015485965</text:p>
          </table:table-cell>
          <table:table-cell office:value-type="float" office:value="0.238463951" calcext:value-type="float">
            <text:p>0.238463951</text:p>
          </table:table-cell>
          <table:table-cell/>
          <table:table-cell office:value-type="float" office:value="6.483291589" calcext:value-type="float">
            <text:p>6.483291589</text:p>
          </table:table-cell>
          <table:table-cell office:value-type="float" office:value="0.147347536" calcext:value-type="float">
            <text:p>0.147347536</text:p>
          </table:table-cell>
          <table:table-cell/>
        </table:table-row>
        <table:table-row table:style-name="ro1">
          <table:table-cell office:value-type="float" office:value="7.141576252" calcext:value-type="float">
            <text:p>7.141576252</text:p>
          </table:table-cell>
          <table:table-cell office:value-type="float" office:value="0.162308551" calcext:value-type="float">
            <text:p>0.162308551</text:p>
          </table:table-cell>
          <table:table-cell/>
          <table:table-cell office:value-type="float" office:value="6.575530078" calcext:value-type="float">
            <text:p>6.575530078</text:p>
          </table:table-cell>
          <table:table-cell office:value-type="float" office:value="0.149443865" calcext:value-type="float">
            <text:p>0.149443865</text:p>
          </table:table-cell>
          <table:table-cell/>
          <table:table-cell office:value-type="float" office:value="12.006474702" calcext:value-type="float">
            <text:p>12.006474702</text:p>
          </table:table-cell>
          <table:table-cell office:value-type="float" office:value="0.292840846" calcext:value-type="float">
            <text:p>0.292840846</text:p>
          </table:table-cell>
          <table:table-cell/>
          <table:table-cell office:value-type="float" office:value="6.689993132" calcext:value-type="float">
            <text:p>6.689993132</text:p>
          </table:table-cell>
          <table:table-cell office:value-type="float" office:value="0.152045298" calcext:value-type="float">
            <text:p>0.152045298</text:p>
          </table:table-cell>
          <table:table-cell/>
        </table:table-row>
        <table:table-row table:style-name="ro1">
          <table:table-cell office:value-type="float" office:value="8.218620362" calcext:value-type="float">
            <text:p>8.218620362</text:p>
          </table:table-cell>
          <table:table-cell office:value-type="float" office:value="0.191130706" calcext:value-type="float">
            <text:p>0.191130706</text:p>
          </table:table-cell>
          <table:table-cell/>
          <table:table-cell office:value-type="float" office:value="7.206663339" calcext:value-type="float">
            <text:p>7.206663339</text:p>
          </table:table-cell>
          <table:table-cell office:value-type="float" office:value="0.163787803" calcext:value-type="float">
            <text:p>0.163787803</text:p>
          </table:table-cell>
          <table:table-cell/>
          <table:table-cell office:value-type="float" office:value="10.95381839" calcext:value-type="float">
            <text:p>10.95381839</text:p>
          </table:table-cell>
          <table:table-cell office:value-type="float" office:value="0.260805199" calcext:value-type="float">
            <text:p>0.260805199</text:p>
          </table:table-cell>
          <table:table-cell/>
          <table:table-cell office:value-type="float" office:value="6.295514501" calcext:value-type="float">
            <text:p>6.295514501</text:p>
          </table:table-cell>
          <table:table-cell office:value-type="float" office:value="0.143079875" calcext:value-type="float">
            <text:p>0.143079875</text:p>
          </table:table-cell>
          <table:table-cell/>
        </table:table-row>
        <table:table-row table:style-name="ro1">
          <table:table-cell office:value-type="float" office:value="8.341566342" calcext:value-type="float">
            <text:p>8.341566342</text:p>
          </table:table-cell>
          <table:table-cell office:value-type="float" office:value="0.189581053" calcext:value-type="float">
            <text:p>0.189581053</text:p>
          </table:table-cell>
          <table:table-cell/>
          <table:table-cell office:value-type="float" office:value="6.80171918" calcext:value-type="float">
            <text:p>6.80171918</text:p>
          </table:table-cell>
          <table:table-cell office:value-type="float" office:value="0.154584526" calcext:value-type="float">
            <text:p>0.154584526</text:p>
          </table:table-cell>
          <table:table-cell/>
          <table:table-cell office:value-type="float" office:value="12.285306193" calcext:value-type="float">
            <text:p>12.285306193</text:p>
          </table:table-cell>
          <table:table-cell office:value-type="float" office:value="0.299641614" calcext:value-type="float">
            <text:p>0.299641614</text:p>
          </table:table-cell>
          <table:table-cell/>
          <table:table-cell office:value-type="float" office:value="6.392765444" calcext:value-type="float">
            <text:p>6.392765444</text:p>
          </table:table-cell>
          <table:table-cell office:value-type="float" office:value="0.145290123" calcext:value-type="float">
            <text:p>0.145290123</text:p>
          </table:table-cell>
          <table:table-cell/>
        </table:table-row>
        <table:table-row table:style-name="ro1">
          <table:table-cell office:value-type="float" office:value="7.337748644" calcext:value-type="float">
            <text:p>7.337748644</text:p>
          </table:table-cell>
          <table:table-cell office:value-type="float" office:value="0.166767014" calcext:value-type="float">
            <text:p>0.166767014</text:p>
          </table:table-cell>
          <table:table-cell/>
          <table:table-cell office:value-type="float" office:value="7.810054369" calcext:value-type="float">
            <text:p>7.810054369</text:p>
          </table:table-cell>
          <table:table-cell office:value-type="float" office:value="0.177501235" calcext:value-type="float">
            <text:p>0.177501235</text:p>
          </table:table-cell>
          <table:table-cell/>
          <table:table-cell office:value-type="float" office:value="12.601920263" calcext:value-type="float">
            <text:p>12.601920263</text:p>
          </table:table-cell>
          <table:table-cell office:value-type="float" office:value="0.307363908" calcext:value-type="float">
            <text:p>0.307363908</text:p>
          </table:table-cell>
          <table:table-cell/>
          <table:table-cell office:value-type="float" office:value="6.264450452" calcext:value-type="float">
            <text:p>6.264450452</text:p>
          </table:table-cell>
          <table:table-cell office:value-type="float" office:value="0.142373873" calcext:value-type="float">
            <text:p>0.142373873</text:p>
          </table:table-cell>
          <table:table-cell/>
        </table:table-row>
        <table:table-row table:style-name="ro1">
          <table:table-cell office:value-type="float" office:value="6.147975267" calcext:value-type="float">
            <text:p>6.147975267</text:p>
          </table:table-cell>
          <table:table-cell office:value-type="float" office:value="0.13972671" calcext:value-type="float">
            <text:p>0.13972671</text:p>
          </table:table-cell>
          <table:table-cell/>
          <table:table-cell office:value-type="float" office:value="7.728169109" calcext:value-type="float">
            <text:p>7.728169109</text:p>
          </table:table-cell>
          <table:table-cell office:value-type="float" office:value="0.175640207" calcext:value-type="float">
            <text:p>0.175640207</text:p>
          </table:table-cell>
          <table:table-cell/>
          <table:table-cell office:value-type="float" office:value="11.917826967" calcext:value-type="float">
            <text:p>11.917826967</text:p>
          </table:table-cell>
          <table:table-cell office:value-type="float" office:value="0.283757784" calcext:value-type="float">
            <text:p>0.283757784</text:p>
          </table:table-cell>
          <table:table-cell/>
          <table:table-cell office:value-type="float" office:value="6.416443121" calcext:value-type="float">
            <text:p>6.416443121</text:p>
          </table:table-cell>
          <table:table-cell office:value-type="float" office:value="0.145828252" calcext:value-type="float">
            <text:p>0.145828252</text:p>
          </table:table-cell>
          <table:table-cell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formula="of:=AVERAGE([.A3:.A12])" office:value-type="float" office:value="7.6690604553" calcext:value-type="float">
            <text:p>7.6690604553</text:p>
          </table:table-cell>
          <table:table-cell table:formula="of:=AVERAGE([.B3:.B12])" office:value-type="float" office:value="0.175613591" calcext:value-type="float">
            <text:p>0.175613591</text:p>
          </table:table-cell>
          <table:table-cell/>
          <table:table-cell table:formula="of:=AVERAGE([.D3:.D12])" office:value-type="float" office:value="7.5251703879" calcext:value-type="float">
            <text:p>7.5251703879</text:p>
          </table:table-cell>
          <table:table-cell table:formula="of:=AVERAGE([.E3:.E12])" office:value-type="float" office:value="0.1710265993" calcext:value-type="float">
            <text:p>0.1710265993</text:p>
          </table:table-cell>
          <table:table-cell/>
          <table:table-cell table:formula="of:=AVERAGE([.G3:.G12])" office:value-type="float" office:value="11.419168865" calcext:value-type="float">
            <text:p>11.419168865</text:p>
          </table:table-cell>
          <table:table-cell table:formula="of:=AVERAGE([.H3:.H12])" office:value-type="float" office:value="0.2747677423" calcext:value-type="float">
            <text:p>0.2747677423</text:p>
          </table:table-cell>
          <table:table-cell/>
          <table:table-cell table:formula="of:=AVERAGE([.J3:.J12])" office:value-type="float" office:value="6.3809818462" calcext:value-type="float">
            <text:p>6.3809818462</text:p>
          </table:table-cell>
          <table:table-cell table:formula="of:=AVERAGE([.K3:.K12])" office:value-type="float" office:value="0.1450223142" calcext:value-type="float">
            <text:p>0.1450223142</text:p>
          </table:table-cell>
          <table:table-cell/>
        </table:table-row>
        <table:table-row table:style-name="ro1">
          <table:table-cell office:value-type="string" calcext:value-type="string">
            <text:p>ms:</text:p>
          </table:table-cell>
          <table:table-cell table:formula="of:=[.B15]*1000" office:value-type="float" office:value="175.613591" calcext:value-type="float">
            <text:p>175.613591</text:p>
          </table:table-cell>
          <table:table-cell/>
          <table:table-cell office:value-type="string" calcext:value-type="string">
            <text:p>ms:</text:p>
          </table:table-cell>
          <table:table-cell table:formula="of:=[.E15]*1000" office:value-type="float" office:value="171.0265993" calcext:value-type="float">
            <text:p>171.0265993</text:p>
          </table:table-cell>
          <table:table-cell/>
          <table:table-cell office:value-type="string" calcext:value-type="string">
            <text:p>ms:</text:p>
          </table:table-cell>
          <table:table-cell table:formula="of:=[.H15]*1000" office:value-type="float" office:value="274.7677423" calcext:value-type="float">
            <text:p>274.7677423</text:p>
          </table:table-cell>
          <table:table-cell/>
          <table:table-cell office:value-type="string" calcext:value-type="string">
            <text:p>ms:</text:p>
          </table:table-cell>
          <table:table-cell table:formula="of:=[.K15]*1000" office:value-type="float" office:value="145.0223142" calcext:value-type="float">
            <text:p>145.022314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02:51:36.339604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7:48:41.519613123</meta:creation-date>
    <dc:date>2021-04-29T03:07:55.946772072</dc:date>
    <meta:editing-duration>PT2H22M9S</meta:editing-duration>
    <meta:editing-cycles>291</meta:editing-cycles>
    <meta:generator>LibreOffice/6.4.7.2$Linux_X86_64 LibreOffice_project/40$Build-2</meta:generator>
    <meta:document-statistic meta:table-count="3" meta:cell-count="294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5cm" svg:height="12.841cm" xlink:href=".." xlink:type="simple" chart:class="chart:bar" chart:style-name="ch1">
        <chart:subtitle svg:x="7.877cm" svg:y="0.256cm" chart:style-name="ch2">
          <text:p>stress-ng - More is better</text:p>
        </chart:subtitle>
        <chart:plot-area chart:style-name="ch3" table:cell-range-address="'stress-ng'.A1:'stress-ng'.A1 'stress-ng'.D1:'stress-ng'.D1 'stress-ng'.G1:'stress-ng'.G1 'stress-ng'.A15:'stress-ng'.A15 'stress-ng'.D15:'stress-ng'.D15 'stress-ng'.G15:'stress-ng'.G15" chart:data-source-has-labels="row" svg:x="0.987cm" svg:y="1.286cm" svg:width="18.836cm" svg:height="10.803cm">
          <chartooo:coordinate-region svg:x="2.164cm" svg:y="1.485cm" svg:width="17.659cm" svg:height="9.957cm"/>
          <chart:axis chart:dimension="x" chart:name="primary-x" chart:style-name="ch4" chartooo:axis-type="auto">
            <chartooo:date-scale/>
            <chart:categories table:cell-range-address="'stress-ng'.A1:'stress-ng'.A1 'stress-ng'.D1:'stress-ng'.D1 'stress-ng'.G1:'stress-ng'.G1"/>
          </chart:axis>
          <chart:axis chart:dimension="y" chart:name="primary-y" chart:style-name="ch5">
            <chart:title svg:x="0.023cm" svg:y="7.419cm" chart:style-name="ch6">
              <text:p>bogo ops</text:p>
            </chart:title>
            <chart:grid chart:style-name="ch7" chart:class="major"/>
          </chart:axis>
          <chart:series chart:style-name="ch8" chart:values-cell-range-address="'stress-ng'.A15:'stress-ng'.A15 'stress-ng'.D15:'stress-ng'.D15 'stress-ng'.G15:'stress-ng'.G1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ule without autogroup, fair_group</text:p>
                <draw:g>
                  <svg:desc>'stress-ng'.A1:'stress-ng'.A1 'stress-ng'.D1:'stress-ng'.D1 'stress-ng'.G1:'stress-ng'.G1</svg:desc>
                </draw:g>
              </table:table-cell>
              <table:table-cell office:value-type="string">
                <text:p>cacule with autogroup, fair_group</text:p>
              </table:table-cell>
              <table:table-cell office:value-type="string">
                <text:p>5.8.0-50-lowlatency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79503.1">
                <text:p>79503.1</text:p>
                <draw:g>
                  <svg:desc>'stress-ng'.A15:'stress-ng'.A15 'stress-ng'.D15:'stress-ng'.D15 'stress-ng'.G15:'stress-ng'.G15</svg:desc>
                </draw:g>
              </table:table-cell>
              <table:table-cell office:value-type="float" office:value="79366">
                <text:p>79366</text:p>
              </table:table-cell>
              <table:table-cell office:value-type="float" office:value="79252.9">
                <text:p>79252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49cm" svg:height="12.627cm" xlink:href=".." xlink:type="simple" chart:class="chart:bar" chart:style-name="ch1">
        <chart:legend chart:legend-position="end" svg:x="15.212cm" svg:y="5.267cm" style:legend-expansion="high" chart:style-name="ch2"/>
        <chart:plot-area chart:style-name="ch3" table:cell-range-address="python.A1:python.A1 python.B16:python.B16 python.D1:python.D1 python.E16:python.E16 python.G1:python.G1 python.H16:python.H16 python.J1:python.J1 python.K16:python.K16" chart:data-source-has-labels="row" svg:x="1.459cm" svg:y="0.252cm" svg:width="13.305cm" svg:height="12.123cm">
          <chartooo:coordinate-region svg:x="2.08cm" svg:y="0.451cm" svg:width="12.684cm" svg:height="11.725cm"/>
          <chart:axis chart:dimension="x" chart:name="primary-x" chart:style-name="ch4"/>
          <chart:axis chart:dimension="y" chart:name="primary-y" chart:style-name="ch5">
            <chart:title svg:x="0.451cm" svg:y="6.582cm" chart:style-name="ch6">
              <text:p>ms</text:p>
            </chart:title>
            <chart:grid chart:style-name="ch7" chart:class="major"/>
          </chart:axis>
          <chart:series chart:style-name="ch8" chart:values-cell-range-address="python.B16:python.B16" chart:label-cell-address="python.A1:python.A1" chart:class="chart:bar">
            <chart:data-point/>
          </chart:series>
          <chart:series chart:style-name="ch9" chart:values-cell-range-address="python.E16:python.E16" chart:label-cell-address="python.D1:python.D1" chart:class="chart:bar">
            <chart:data-point/>
          </chart:series>
          <chart:series chart:style-name="ch10" chart:values-cell-range-address="python.H16:python.H16" chart:label-cell-address="python.G1:python.G1" chart:class="chart:bar">
            <chart:data-point/>
          </chart:series>
          <chart:series chart:style-name="ch11" chart:values-cell-range-address="python.K16:python.K16" chart:label-cell-address="python.J1:python.J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ule without autogroup, fair_group</text:p>
                <draw:g>
                  <svg:desc>python.A1:python.A1</svg:desc>
                </draw:g>
              </table:table-cell>
              <table:table-cell office:value-type="string">
                <text:p>cacule with autogroup, fair_group</text:p>
                <draw:g>
                  <svg:desc>python.D1:python.D1</svg:desc>
                </draw:g>
              </table:table-cell>
              <table:table-cell office:value-type="string">
                <text:p>5.8.0-50-lowlatency</text:p>
                <draw:g>
                  <svg:desc>python.G1:python.G1</svg:desc>
                </draw:g>
              </table:table-cell>
              <table:table-cell office:value-type="string">
                <text:p>Cacule RWU without autogroup, fair_group</text:p>
                <draw:g>
                  <svg:desc>python.J1:python.J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6.5567734880504">
                <text:p>16.5567734880504</text:p>
                <draw:g>
                  <svg:desc>python.B16:python.B16</svg:desc>
                </draw:g>
              </table:table-cell>
              <table:table-cell office:value-type="float" office:value="17.3532952285089">
                <text:p>17.3532952285089</text:p>
                <draw:g>
                  <svg:desc>python.E16:python.E16</svg:desc>
                </draw:g>
              </table:table-cell>
              <table:table-cell office:value-type="float" office:value="34.5240954300897">
                <text:p>34.5240954300897</text:p>
                <draw:g>
                  <svg:desc>python.H16:python.H16</svg:desc>
                </draw:g>
              </table:table-cell>
              <table:table-cell office:value-type="float" office:value="13.0465058535067">
                <text:p>13.0465058535067</text:p>
                <draw:g>
                  <svg:desc>python.K16:python.K1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2a60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35cm" svg:height="12.841cm" xlink:href=".." xlink:type="simple" chart:class="chart:bar" chart:style-name="ch1">
        <chart:subtitle svg:x="7.877cm" svg:y="0.256cm" chart:style-name="ch2">
          <text:p>stress-ng - More is better</text:p>
        </chart:subtitle>
        <chart:plot-area chart:style-name="ch3" table:cell-range-address="'stress-ng'.A1:'stress-ng'.A1 'stress-ng'.D1:'stress-ng'.D1 'stress-ng'.G1:'stress-ng'.G1 'stress-ng'.B15:'stress-ng'.B15 'stress-ng'.E15:'stress-ng'.E15 'stress-ng'.H15:'stress-ng'.H15" chart:data-source-has-labels="row" svg:x="1.066cm" svg:y="1.286cm" svg:width="18.757cm" svg:height="10.803cm">
          <chartooo:coordinate-region svg:x="2.164cm" svg:y="1.485cm" svg:width="17.659cm" svg:height="9.957cm"/>
          <chart:axis chart:dimension="x" chart:name="primary-x" chart:style-name="ch4" chartooo:axis-type="auto">
            <chartooo:date-scale/>
            <chart:categories table:cell-range-address="'stress-ng'.A1:'stress-ng'.A1 'stress-ng'.D1:'stress-ng'.D1 'stress-ng'.G1:'stress-ng'.G1"/>
          </chart:axis>
          <chart:axis chart:dimension="y" chart:name="primary-y" chart:style-name="ch5">
            <chart:title svg:x="0.102cm" svg:y="7.538cm" chart:style-name="ch6">
              <text:p>bogo ops/s</text:p>
            </chart:title>
            <chart:grid chart:style-name="ch7" chart:class="major"/>
          </chart:axis>
          <chart:series chart:style-name="ch8" chart:values-cell-range-address="'stress-ng'.B15:'stress-ng'.B15 'stress-ng'.E15:'stress-ng'.E15 'stress-ng'.H15:'stress-ng'.H15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ule without autogroup, fair_group</text:p>
                <draw:g>
                  <svg:desc>'stress-ng'.A1:'stress-ng'.A1 'stress-ng'.D1:'stress-ng'.D1 'stress-ng'.G1:'stress-ng'.G1</svg:desc>
                </draw:g>
              </table:table-cell>
              <table:table-cell office:value-type="string">
                <text:p>cacule with autogroup, fair_group</text:p>
              </table:table-cell>
              <table:table-cell office:value-type="string">
                <text:p>5.8.0-50-lowlatency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662.371">
                <text:p>662.371</text:p>
                <draw:g>
                  <svg:desc>'stress-ng'.B15:'stress-ng'.B15 'stress-ng'.E15:'stress-ng'.E15 'stress-ng'.H15:'stress-ng'.H15</svg:desc>
                </draw:g>
              </table:table-cell>
              <table:table-cell office:value-type="float" office:value="661.18">
                <text:p>661.18</text:p>
              </table:table-cell>
              <table:table-cell office:value-type="float" office:value="660.251">
                <text:p>660.2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121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81cm" svg:height="9.246cm" xlink:href=".." xlink:type="simple" chart:class="chart:bar" chart:style-name="ch1">
        <chart:legend chart:legend-position="end" svg:x="15.144cm" svg:y="3.577cm" style:legend-expansion="high" chart:style-name="ch2"/>
        <chart:plot-area chart:style-name="ch3" table:cell-range-address="go.A1:go.A1 go.B16:go.B16 go.D1:go.D1 go.E16:go.E16 go.G1:go.G1 go.H16:go.H16 go.J1:go.J1 go.K16:go.K16" chart:data-source-has-labels="row" svg:x="1.458cm" svg:y="0.184cm" svg:width="13.239cm" svg:height="8.878cm">
          <chartooo:coordinate-region svg:x="2.265cm" svg:y="0.384cm" svg:width="12.432cm" svg:height="8.479cm"/>
          <chart:axis chart:dimension="x" chart:name="primary-x" chart:style-name="ch4"/>
          <chart:axis chart:dimension="y" chart:name="primary-y" chart:style-name="ch5">
            <chart:title svg:x="0.451cm" svg:y="4.892cm" chart:style-name="ch6">
              <text:p>ms</text:p>
            </chart:title>
            <chart:grid chart:style-name="ch7" chart:class="major"/>
          </chart:axis>
          <chart:series chart:style-name="ch8" chart:values-cell-range-address="go.B16:go.B16" chart:label-cell-address="go.A1:go.A1" chart:class="chart:bar">
            <chart:data-point/>
          </chart:series>
          <chart:series chart:style-name="ch9" chart:values-cell-range-address="go.E16:go.E16" chart:label-cell-address="go.D1:go.D1" chart:class="chart:bar">
            <chart:data-point/>
          </chart:series>
          <chart:series chart:style-name="ch10" chart:values-cell-range-address="go.H16:go.H16" chart:label-cell-address="go.G1:go.G1" chart:class="chart:bar">
            <chart:data-point/>
          </chart:series>
          <chart:series chart:style-name="ch11" chart:values-cell-range-address="go.K16:go.K16" chart:label-cell-address="go.J1:go.J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cule (-autogroup), (-fair_group)</text:p>
                <draw:g>
                  <svg:desc>go.A1:go.A1</svg:desc>
                </draw:g>
              </table:table-cell>
              <table:table-cell office:value-type="string">
                <text:p>cacule (+autogroup), (+fair_group)</text:p>
                <draw:g>
                  <svg:desc>go.D1:go.D1</svg:desc>
                </draw:g>
              </table:table-cell>
              <table:table-cell office:value-type="string">
                <text:p>5.8.0-50-lowlatency</text:p>
                <draw:g>
                  <svg:desc>go.G1:go.G1</svg:desc>
                </draw:g>
              </table:table-cell>
              <table:table-cell office:value-type="string">
                <text:p>Cacule RWU without autogroup, fair_group</text:p>
                <draw:g>
                  <svg:desc>go.J1:go.J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5.613591">
                <text:p>175.613591</text:p>
                <draw:g>
                  <svg:desc>go.B16:go.B16</svg:desc>
                </draw:g>
              </table:table-cell>
              <table:table-cell office:value-type="float" office:value="171.0265993">
                <text:p>171.0265993</text:p>
                <draw:g>
                  <svg:desc>go.E16:go.E16</svg:desc>
                </draw:g>
              </table:table-cell>
              <table:table-cell office:value-type="float" office:value="274.7677423">
                <text:p>274.7677423</text:p>
                <draw:g>
                  <svg:desc>go.H16:go.H16</svg:desc>
                </draw:g>
              </table:table-cell>
              <table:table-cell office:value-type="float" office:value="145.0223142">
                <text:p>145.0223142</text:p>
                <draw:g>
                  <svg:desc>go.K16:go.K16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